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color="#c5000b" draw:fill="none" draw:fill-color="#c5000b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19cm" svg:height="1.265cm" svg:x="19.248cm" svg:y="5.191cm">
          <text:p text:style-name="P1">0 1</text:p>
          <text:p text:style-name="P1">1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18cm" svg:height="1.265cm" svg:x="9.396cm" svg:y="6.452cm">
          <text:p text:style-name="P1">1 1</text:p>
          <text:p text:style-name="P1">2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19cm" svg:height="1.265cm" svg:x="14.256cm" svg:y="8.177cm">
          <text:p text:style-name="P1">1 2</text:p>
          <text:p text:style-name="P1">3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17cm" svg:height="1.265cm" svg:x="4.438cm" svg:y="8.177cm">
          <text:p text:style-name="P1">2 1</text:p>
          <text:p text:style-name="P1">3 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18cm" svg:height="1.263cm" svg:x="2.108cm" svg:y="9.837cm">
          <text:p text:style-name="P1">3 1</text:p>
          <text:p text:style-name="P1">4 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18cm" svg:height="1.263cm" svg:x="6.964cm" svg:y="9.837cm">
          <text:p text:style-name="P1">3 2</text:p>
          <text:p text:style-name="P1">5 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18cm" svg:height="1.263cm" svg:x="12.024cm" svg:y="9.837cm">
          <text:p text:style-name="P1">2 3</text:p>
          <text:p text:style-name="P1">5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18cm" svg:height="1.263cm" svg:x="16.651cm" svg:y="9.837cm">
          <text:p text:style-name="P1">1 3</text:p>
          <text:p text:style-name="P1">4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18cm" svg:height="1.265cm" svg:x="0.779cm" svg:y="11.495cm">
          <text:p text:style-name="P1">4 1</text:p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18cm" svg:height="1.265cm" svg:x="3.206cm" svg:y="11.495cm">
          <text:p text:style-name="P1">5 2</text:p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18cm" svg:height="1.265cm" svg:x="5.68cm" svg:y="11.495cm">
          <text:p text:style-name="P1">5 3</text:p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18cm" svg:height="1.265cm" svg:x="8.107cm" svg:y="11.495cm">
          <text:p text:style-name="P1">4 3</text:p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18cm" svg:height="1.265cm" svg:x="10.78cm" svg:y="11.495cm">
          <text:p text:style-name="P1">3 4</text:p>
          <text:p text:style-name="P1">7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18cm" svg:height="1.265cm" svg:x="13.207cm" svg:y="11.495cm">
          <text:p text:style-name="P1">3 5</text:p>
          <text:p text:style-name="P1">8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18cm" svg:height="1.265cm" svg:x="15.481cm" svg:y="11.495cm">
          <text:p text:style-name="P1">2 5</text:p>
          <text:p text:style-name="P1">7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18cm" svg:height="1.265cm" svg:x="18.008cm" svg:y="11.495cm">
          <text:p text:style-name="P1">1 4</text:p>
          <text:p text:style-name="P1">5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0.838cm" svg:x="0.38cm" svg:y="13.295cm">
          <text:p text:style-name="P1"><text:span text:style-name="T1">5 1 0</text:span></text:p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16cm" svg:height="0.838cm" svg:x="1.581cm" svg:y="13.296cm">
          <text:p text:style-name="P1"><text:span text:style-name="T1">7 2 0</text:span></text:p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16cm" svg:height="0.838cm" svg:x="2.881cm" svg:y="13.296cm">
          <text:p text:style-name="P1"><text:span text:style-name="T1">8 3 0</text:span></text:p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16cm" svg:height="0.838cm" svg:x="4.082cm" svg:y="13.297cm">
          <text:p text:style-name="P1"><text:span text:style-name="T1">7 3 0</text:span></text:p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16cm" svg:height="0.838cm" svg:x="5.281cm" svg:y="13.296cm">
          <text:p text:style-name="P1"><text:span text:style-name="T1">7 4 0</text:span></text:p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16cm" svg:height="0.838cm" svg:x="6.482cm" svg:y="13.297cm">
          <text:p text:style-name="P1"><text:span text:style-name="T1">8 5 0</text:span></text:p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16cm" svg:height="0.838cm" svg:x="7.782cm" svg:y="13.297cm">
          <text:p text:style-name="P1"><text:span text:style-name="T1">7 5 0</text:span></text:p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0.838cm" svg:x="8.983cm" svg:y="13.298cm">
          <text:p text:style-name="P1"><text:span text:style-name="T1">5 4 0</text:span></text:p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16cm" svg:height="0.838cm" svg:x="10.381cm" svg:y="13.296cm">
          <text:p text:style-name="P1"><text:span text:style-name="T1">4 5 0</text:span></text:p>
          <text:p text:style-name="P1"><text:span text:style-name="T1">9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0.838cm" svg:x="11.582cm" svg:y="13.297cm">
          <text:p text:style-name="P1"><text:span text:style-name="T1">5 7 0</text:span></text:p>
          <text:p text:style-name="P1"><text:span text:style-name="T1">12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0.838cm" svg:x="12.882cm" svg:y="13.297cm">
          <text:p text:style-name="P1"><text:span text:style-name="T1">5 8 0</text:span></text:p>
          <text:p text:style-name="P1"><text:span text:style-name="T1">13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16cm" svg:height="0.838cm" svg:x="14.083cm" svg:y="13.298cm">
          <text:p text:style-name="P1"><text:span text:style-name="T1">4 7 0</text:span></text:p>
          <text:p text:style-name="P1"><text:span text:style-name="T1">11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838cm" svg:x="15.282cm" svg:y="13.297cm">
          <text:p text:style-name="P1"><text:span text:style-name="T1">3 7 0</text:span></text:p>
          <text:p text:style-name="P1"><text:span text:style-name="T1">10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838cm" svg:x="16.483cm" svg:y="13.298cm">
          <text:p text:style-name="P1"><text:span text:style-name="T1">3 8 0</text:span></text:p>
          <text:p text:style-name="P1"><text:span text:style-name="T1">11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838cm" svg:x="17.783cm" svg:y="13.298cm">
          <text:p text:style-name="P1"><text:span text:style-name="T1">2 7 0</text:span></text:p>
          <text:p text:style-name="P1"><text:span text:style-name="T1">9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0.838cm" svg:x="18.984cm" svg:y="13.299cm">
          <text:p text:style-name="P1"><text:span text:style-name="T1">1 5 0</text:span></text:p>
          <text:p text:style-name="P1"><text:span text:style-name="T1">6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19cm" svg:height="1.265cm" svg:x="19.249cm" svg:y="15.191cm">
          <text:p text:style-name="P1">1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18cm" svg:height="1.265cm" svg:x="9.397cm" svg:y="16.452cm">
          <text:p text:style-name="P1">1 2</text:p>
          <text:p text:style-name="P1"><text:span text:style-name="T2">1+1*0 1+1*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19cm" svg:height="1.265cm" svg:x="14.257cm" svg:y="18.177cm">
          <text:p text:style-name="P1">2 3</text:p>
          <text:p text:style-name="P1"><text:span text:style-name="T2">1+1*1 1+2*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17cm" svg:height="1.265cm" svg:x="4.439cm" svg:y="18.177cm">
          <text:p text:style-name="P1">1 3</text:p>
          <text:p text:style-name="P1"><text:span text:style-name="T2">1+2*0 1+2*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18cm" svg:height="1.263cm" svg:x="2.109cm" svg:y="19.837cm">
          <text:p text:style-name="P1">1 4</text:p>
          <text:p text:style-name="P1"><text:span text:style-name="T2">130</text:span><text:span text:style-name="T3">1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18cm" svg:height="1.263cm" svg:x="6.965cm" svg:y="19.837cm">
          <text:p text:style-name="P1">2 5</text:p>
          <text:p text:style-name="P1"><text:span text:style-name="T2">230 1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18cm" svg:height="1.263cm" svg:x="12.025cm" svg:y="19.837cm">
          <text:p text:style-name="P1">3 5</text:p>
          <text:p text:style-name="P1"><text:span text:style-name="T2">121 1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18cm" svg:height="1.263cm" svg:x="16.652cm" svg:y="19.837cm">
          <text:p text:style-name="P1">3 4</text:p>
          <text:p text:style-name="P1"><text:span text:style-name="T2">112 1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18cm" svg:height="1.265cm" svg:x="0.78cm" svg:y="21.495cm">
          <text:p text:style-name="P1">1 5</text:p>
          <text:p text:style-name="P1"><text:span text:style-name="T2">1+4*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18cm" svg:height="1.265cm" svg:x="3.207cm" svg:y="21.495cm">
          <text:p text:style-name="P1">2 7</text:p>
          <text:p text:style-name="P1"><text:span text:style-name="T2">2+5*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18cm" svg:height="1.265cm" svg:x="5.681cm" svg:y="21.495cm">
          <text:p text:style-name="P1">3 8</text:p>
          <text:p text:style-name="P1"><text:span text:style-name="T2">3+5*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18cm" svg:height="1.265cm" svg:x="8.108cm" svg:y="21.495cm">
          <text:p text:style-name="P1">3 7</text:p>
          <text:p text:style-name="P1"><text:span text:style-name="T2">3+4*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18cm" svg:height="1.265cm" svg:x="10.781cm" svg:y="21.495cm">
          <text:p text:style-name="P1">4 7</text:p>
          <text:p text:style-name="P1"><text:span text:style-name="T2">131 </text:span><text:span text:style-name="T3">1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18cm" svg:height="1.265cm" svg:x="13.208cm" svg:y="21.495cm">
          <text:p text:style-name="P1">5 8</text:p>
          <text:p text:style-name="P1"><text:span text:style-name="T2">231 </text:span><text:span text:style-name="T3">2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18cm" svg:height="1.265cm" svg:x="15.482cm" svg:y="21.495cm">
          <text:p text:style-name="P1">5 7</text:p>
          <text:p text:style-name="P1"><text:span text:style-name="T2">122 1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18cm" svg:height="1.265cm" svg:x="18.009cm" svg:y="21.495cm">
          <text:p text:style-name="P1">4 5</text:p>
          <text:p text:style-name="P1"><text:span text:style-name="T2">113 1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0.838cm" svg:x="0.381cm" svg:y="23.295cm">
          <text:p text:style-name="P1"><text:span text:style-name="T1">1 6</text:span></text:p>
          <text:p text:style-name="P1"><text:span text:style-name="T1">1+5*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16cm" svg:height="0.838cm" svg:x="1.582cm" svg:y="23.296cm">
          <text:p text:style-name="P1"><text:span text:style-name="T1">2 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16cm" svg:height="0.838cm" svg:x="2.882cm" svg:y="23.296cm">
          <text:p text:style-name="P1"><text:span text:style-name="T1">3 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16cm" svg:height="0.838cm" svg:x="4.083cm" svg:y="23.297cm">
          <text:p text:style-name="P1"><text:span text:style-name="T1">3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16cm" svg:height="0.838cm" svg:x="5.282cm" svg:y="23.296cm">
          <text:p text:style-name="P1"><text:span text:style-name="T1">4 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16cm" svg:height="0.838cm" svg:x="6.483cm" svg:y="23.297cm">
          <text:p text:style-name="P1"><text:span text:style-name="T1">5 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16cm" svg:height="0.838cm" svg:x="7.783cm" svg:y="23.297cm">
          <text:p text:style-name="P1"><text:span text:style-name="T1">5 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0.838cm" svg:x="8.984cm" svg:y="23.298cm">
          <text:p text:style-name="P1"><text:span text:style-name="T1">4 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16cm" svg:height="0.838cm" svg:x="10.382cm" svg:y="23.296cm">
          <text:p text:style-name="P1"><text:span text:style-name="T1">5 9</text:span></text:p>
          <text:p text:style-name="P1"><text:span text:style-name="T1">1+4*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0.838cm" svg:x="11.583cm" svg:y="23.297cm">
          <text:p text:style-name="P1"><text:span text:style-name="T1">7 12</text:span></text:p>
          <text:p text:style-name="P1"><text:span text:style-name="T1">2+5*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0.838cm" svg:x="12.883cm" svg:y="23.297cm">
          <text:p text:style-name="P1"><text:span text:style-name="T1">8 13</text:span></text:p>
          <text:p text:style-name="P1"><text:span text:style-name="T1">3+5*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16cm" svg:height="0.838cm" svg:x="14.084cm" svg:y="23.298cm">
          <text:p text:style-name="P1"><text:span text:style-name="T1">7 11</text:span></text:p>
          <text:p text:style-name="P1"><text:span text:style-name="T1">3+4*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838cm" svg:x="15.283cm" svg:y="23.297cm">
          <text:p text:style-name="P1"><text:span text:style-name="T1">7 10</text:span></text:p>
          <text:p text:style-name="P1"><text:span text:style-name="T1">1+3*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838cm" svg:x="16.484cm" svg:y="23.298cm">
          <text:p text:style-name="P1"><text:span text:style-name="T1">8 11</text:span></text:p>
          <text:p text:style-name="P1"><text:span text:style-name="T1">2+3*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838cm" svg:x="17.784cm" svg:y="23.298cm">
          <text:p text:style-name="P1"><text:span text:style-name="T1">7 9</text:span></text:p>
          <text:p text:style-name="P1"><text:span text:style-name="T1">1+2*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0.838cm" svg:x="18.985cm" svg:y="23.299cm">
          <text:p text:style-name="P1"><text:span text:style-name="T1">5 6</text:span></text:p>
          <text:p text:style-name="P1"><text:span text:style-name="T1">1+1*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.397cm" svg:y1="20.304cm" svg:x2="1.381cm" svg:y2="21.701cm">
          <text:p/>
        </draw:line>
        <draw:line draw:style-name="gr8" draw:text-style-name="P1" draw:layer="layout" svg:x1="7.096cm" svg:y1="20.304cm" svg:x2="3.667cm" svg:y2="21.574cm">
          <text:p/>
        </draw:line>
        <draw:line draw:style-name="gr8" draw:text-style-name="P1" draw:layer="layout" svg:x1="12.303cm" svg:y1="20.177cm" svg:x2="6.207cm" svg:y2="21.574cm">
          <text:p/>
        </draw:line>
        <draw:line draw:style-name="gr8" draw:text-style-name="P1" draw:layer="layout" svg:x1="17.002cm" svg:y1="20.177cm" svg:x2="8.62cm" svg:y2="21.447cm">
          <text:p/>
        </draw:line>
        <draw:line draw:style-name="gr8" draw:text-style-name="P1" draw:layer="layout" svg:x1="17.891cm" svg:y1="20.177cm" svg:x2="18.399cm" svg:y2="21.574cm">
          <text:p/>
        </draw:line>
        <draw:line draw:style-name="gr8" draw:text-style-name="P1" draw:layer="layout" svg:x1="13.319cm" svg:y1="20.177cm" svg:x2="15.859cm" svg:y2="21.574cm">
          <text:p/>
        </draw:line>
        <draw:line draw:style-name="gr8" draw:text-style-name="P1" draw:layer="layout" svg:x1="8.239cm" svg:y1="20.177cm" svg:x2="13.573cm" svg:y2="21.574cm">
          <text:p/>
        </draw:line>
        <draw:line draw:style-name="gr8" draw:text-style-name="P1" draw:layer="layout" svg:x1="3.413cm" svg:y1="20.177cm" svg:x2="11.16cm" svg:y2="21.574cm">
          <text:p/>
        </draw:line>
        <draw:line draw:style-name="gr9" draw:text-style-name="P1" draw:layer="layout" svg:x1="3.159cm" svg:y1="20.431cm" svg:x2="2.016cm" svg:y2="21.574cm">
          <text:p/>
        </draw:line>
        <draw:line draw:style-name="gr9" draw:text-style-name="P1" draw:layer="layout" svg:x1="7.985cm" svg:y1="20.431cm" svg:x2="4.429cm" svg:y2="21.701cm">
          <text:p/>
        </draw:line>
        <draw:line draw:style-name="gr9" draw:text-style-name="P1" draw:layer="layout" svg:x1="13.065cm" svg:y1="20.431cm" svg:x2="6.842cm" svg:y2="21.701cm">
          <text:p/>
        </draw:line>
        <draw:line draw:style-name="gr9" draw:text-style-name="P1" draw:layer="layout" svg:x1="17.764cm" svg:y1="20.431cm" svg:x2="9.255cm" svg:y2="21.574cm">
          <text:p/>
        </draw:line>
        <draw:line draw:style-name="gr9" draw:text-style-name="P1" draw:layer="layout" svg:x1="9.128cm" svg:y1="22.209cm" svg:x2="6.08cm" svg:y2="23.352cm">
          <text:p/>
        </draw:line>
        <draw:line draw:style-name="gr9" draw:text-style-name="P1" draw:layer="layout" svg:x1="6.842cm" svg:y1="22.082cm" svg:x2="7.223cm" svg:y2="23.479cm">
          <text:p/>
        </draw:line>
        <draw:line draw:style-name="gr9" draw:text-style-name="P1" draw:layer="layout" svg:x1="4.302cm" svg:y1="22.082cm" svg:x2="8.493cm" svg:y2="23.479cm">
          <text:p/>
        </draw:line>
        <draw:line draw:style-name="gr9" draw:text-style-name="P1" draw:layer="layout" svg:x1="1.889cm" svg:y1="22.082cm" svg:x2="9.636cm" svg:y2="23.479cm">
          <text:p/>
        </draw:line>
        <draw:line draw:style-name="gr9" draw:text-style-name="P1" draw:layer="layout" svg:x1="3.413cm" svg:y1="20.177cm" svg:x2="19.161cm" svg:y2="21.574cm">
          <text:p/>
        </draw:line>
        <draw:line draw:style-name="gr9" draw:text-style-name="P1" draw:layer="layout" svg:x1="8.239cm" svg:y1="20.177cm" svg:x2="16.494cm" svg:y2="21.574cm">
          <text:p/>
        </draw:line>
        <draw:line draw:style-name="gr9" draw:text-style-name="P1" draw:layer="layout" svg:x1="13.065cm" svg:y1="20.431cm" svg:x2="14.208cm" svg:y2="21.574cm">
          <text:p/>
        </draw:line>
        <draw:line draw:style-name="gr9" draw:text-style-name="P1" draw:layer="layout" svg:x1="17.637cm" svg:y1="20.431cm" svg:x2="11.795cm" svg:y2="21.574cm">
          <text:p/>
        </draw:line>
        <draw:custom-shape draw:style-name="gr1" draw:text-style-name="P1" draw:layer="layout" svg:width="1.519cm" svg:height="1.265cm" svg:x="0.249cm" svg:y="15.191cm">
          <text:p text:style-name="P1">0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18cm" svg:height="1.265cm" svg:x="29.404cm" svg:y="16.453cm">
          <text:p text:style-name="P1">2 1</text:p>
          <text:p text:style-name="P1"><text:span text:style-name="T2">1+1*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19cm" svg:height="1.265cm" svg:x="34.264cm" svg:y="18.178cm">
          <text:p text:style-name="P1">3 1</text:p>
          <text:p text:style-name="P1"><text:span text:style-name="T2">1+2*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17cm" svg:height="1.265cm" svg:x="24.446cm" svg:y="18.178cm">
          <text:p text:style-name="P1">3 2</text:p>
          <text:p text:style-name="P1"><text:span text:style-name="T2">2+3*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18cm" svg:height="1.263cm" svg:x="22.116cm" svg:y="19.838cm">
          <text:p text:style-name="P1">4 3</text:p>
          <text:p text:style-name="P1"><text:span text:style-name="T2">1+1*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18cm" svg:height="1.263cm" svg:x="26.972cm" svg:y="19.838cm">
          <text:p text:style-name="P1">5 3</text:p>
          <text:p text:style-name="P1"><text:span text:style-name="T2">1+2*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18cm" svg:height="1.263cm" svg:x="32.032cm" svg:y="19.838cm">
          <text:p text:style-name="P1">5 2</text:p>
          <text:p text:style-name="P1"><text:span text:style-name="T2">2+3*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18cm" svg:height="1.263cm" svg:x="36.659cm" svg:y="19.838cm">
          <text:p text:style-name="P1">4 1</text:p>
          <text:p text:style-name="P1"><text:span text:style-name="T2">1+3*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18cm" svg:height="1.265cm" svg:x="20.787cm" svg:y="21.496cm">
          <text:p text:style-name="P1">1 5</text:p>
          <text:p text:style-name="P1"><text:span text:style-name="T2">1+4*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18cm" svg:height="1.265cm" svg:x="23.214cm" svg:y="21.496cm">
          <text:p text:style-name="P1">2 7</text:p>
          <text:p text:style-name="P1"><text:span text:style-name="T2">2+5*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18cm" svg:height="1.265cm" svg:x="25.688cm" svg:y="21.496cm">
          <text:p text:style-name="P1">3 8</text:p>
          <text:p text:style-name="P1"><text:span text:style-name="T2">3+5*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18cm" svg:height="1.265cm" svg:x="28.115cm" svg:y="21.496cm">
          <text:p text:style-name="P1">3 7</text:p>
          <text:p text:style-name="P1"><text:span text:style-name="T2">3+4*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18cm" svg:height="1.265cm" svg:x="30.788cm" svg:y="21.496cm">
          <text:p text:style-name="P1">4 7</text:p>
          <text:p text:style-name="P1"><text:span text:style-name="T2">1+3*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18cm" svg:height="1.265cm" svg:x="33.215cm" svg:y="21.496cm">
          <text:p text:style-name="P1">5 8</text:p>
          <text:p text:style-name="P1"><text:span text:style-name="T2">2+3*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18cm" svg:height="1.265cm" svg:x="35.489cm" svg:y="21.496cm">
          <text:p text:style-name="P1">5 7</text:p>
          <text:p text:style-name="P1"><text:span text:style-name="T2">1+2*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18cm" svg:height="1.265cm" svg:x="38.016cm" svg:y="21.496cm">
          <text:p text:style-name="P1">4 5</text:p>
          <text:p text:style-name="P1"><text:span text:style-name="T2">1+1*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0.838cm" svg:x="20.388cm" svg:y="23.296cm">
          <text:p text:style-name="P1"><text:span text:style-name="T1">1 6</text:span></text:p>
          <text:p text:style-name="P1"><text:span text:style-name="T1">1+5*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16cm" svg:height="0.838cm" svg:x="21.589cm" svg:y="23.297cm">
          <text:p text:style-name="P1"><text:span text:style-name="T1">2 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16cm" svg:height="0.838cm" svg:x="22.889cm" svg:y="23.297cm">
          <text:p text:style-name="P1"><text:span text:style-name="T1">3 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16cm" svg:height="0.838cm" svg:x="24.09cm" svg:y="23.298cm">
          <text:p text:style-name="P1"><text:span text:style-name="T1">3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16cm" svg:height="0.838cm" svg:x="25.289cm" svg:y="23.297cm">
          <text:p text:style-name="P1"><text:span text:style-name="T1">4 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16cm" svg:height="0.838cm" svg:x="26.49cm" svg:y="23.298cm">
          <text:p text:style-name="P1"><text:span text:style-name="T1">5 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16cm" svg:height="0.838cm" svg:x="27.79cm" svg:y="23.298cm">
          <text:p text:style-name="P1"><text:span text:style-name="T1">5 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0.838cm" svg:x="28.991cm" svg:y="23.299cm">
          <text:p text:style-name="P1"><text:span text:style-name="T1">4 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16cm" svg:height="0.838cm" svg:x="30.389cm" svg:y="23.297cm">
          <text:p text:style-name="P1"><text:span text:style-name="T1">5 9</text:span></text:p>
          <text:p text:style-name="P1"><text:span text:style-name="T1">1+4*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0.838cm" svg:x="31.59cm" svg:y="23.298cm">
          <text:p text:style-name="P1"><text:span text:style-name="T1">7 12</text:span></text:p>
          <text:p text:style-name="P1"><text:span text:style-name="T1">2+5*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0.838cm" svg:x="32.89cm" svg:y="23.298cm">
          <text:p text:style-name="P1"><text:span text:style-name="T1">8 13</text:span></text:p>
          <text:p text:style-name="P1"><text:span text:style-name="T1">3+5*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16cm" svg:height="0.838cm" svg:x="34.091cm" svg:y="23.299cm">
          <text:p text:style-name="P1"><text:span text:style-name="T1">7 11</text:span></text:p>
          <text:p text:style-name="P1"><text:span text:style-name="T1">3+4*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838cm" svg:x="35.29cm" svg:y="23.298cm">
          <text:p text:style-name="P1"><text:span text:style-name="T1">7 10</text:span></text:p>
          <text:p text:style-name="P1"><text:span text:style-name="T1">1+3*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838cm" svg:x="36.491cm" svg:y="23.299cm">
          <text:p text:style-name="P1"><text:span text:style-name="T1">8 11</text:span></text:p>
          <text:p text:style-name="P1"><text:span text:style-name="T1">2+3*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0.838cm" svg:x="37.791cm" svg:y="23.299cm">
          <text:p text:style-name="P1"><text:span text:style-name="T1">7 9</text:span></text:p>
          <text:p text:style-name="P1"><text:span text:style-name="T1">1+2*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0.838cm" svg:x="38.992cm" svg:y="23.3cm">
          <text:p text:style-name="P1"><text:span text:style-name="T1">5 6</text:span></text:p>
          <text:p text:style-name="P1"><text:span text:style-name="T1">1+1*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2.404cm" svg:y1="20.305cm" svg:x2="21.388cm" svg:y2="21.702cm">
          <text:p/>
        </draw:line>
        <draw:line draw:style-name="gr8" draw:text-style-name="P1" draw:layer="layout" svg:x1="27.103cm" svg:y1="20.305cm" svg:x2="23.674cm" svg:y2="21.575cm">
          <text:p/>
        </draw:line>
        <draw:line draw:style-name="gr8" draw:text-style-name="P1" draw:layer="layout" svg:x1="32.31cm" svg:y1="20.178cm" svg:x2="26.214cm" svg:y2="21.575cm">
          <text:p/>
        </draw:line>
        <draw:line draw:style-name="gr8" draw:text-style-name="P1" draw:layer="layout" svg:x1="37.009cm" svg:y1="20.178cm" svg:x2="28.627cm" svg:y2="21.448cm">
          <text:p/>
        </draw:line>
        <draw:line draw:style-name="gr8" draw:text-style-name="P1" draw:layer="layout" svg:x1="37.898cm" svg:y1="20.178cm" svg:x2="38.406cm" svg:y2="21.575cm">
          <text:p/>
        </draw:line>
        <draw:line draw:style-name="gr8" draw:text-style-name="P1" draw:layer="layout" svg:x1="33.326cm" svg:y1="20.178cm" svg:x2="35.866cm" svg:y2="21.575cm">
          <text:p/>
        </draw:line>
        <draw:line draw:style-name="gr8" draw:text-style-name="P1" draw:layer="layout" svg:x1="28.246cm" svg:y1="20.178cm" svg:x2="33.58cm" svg:y2="21.575cm">
          <text:p/>
        </draw:line>
        <draw:line draw:style-name="gr8" draw:text-style-name="P1" draw:layer="layout" svg:x1="23.42cm" svg:y1="20.178cm" svg:x2="31.167cm" svg:y2="21.575cm">
          <text:p/>
        </draw:line>
        <draw:line draw:style-name="gr9" draw:text-style-name="P1" draw:layer="layout" svg:x1="23.166cm" svg:y1="20.432cm" svg:x2="22.023cm" svg:y2="21.575cm">
          <text:p/>
        </draw:line>
        <draw:line draw:style-name="gr9" draw:text-style-name="P1" draw:layer="layout" svg:x1="27.992cm" svg:y1="20.432cm" svg:x2="24.436cm" svg:y2="21.702cm">
          <text:p/>
        </draw:line>
        <draw:line draw:style-name="gr9" draw:text-style-name="P1" draw:layer="layout" svg:x1="33.072cm" svg:y1="20.432cm" svg:x2="26.849cm" svg:y2="21.702cm">
          <text:p/>
        </draw:line>
        <draw:line draw:style-name="gr9" draw:text-style-name="P1" draw:layer="layout" svg:x1="37.771cm" svg:y1="20.432cm" svg:x2="29.262cm" svg:y2="21.575cm">
          <text:p/>
        </draw:line>
        <draw:line draw:style-name="gr9" draw:text-style-name="P1" draw:layer="layout" svg:x1="29.135cm" svg:y1="22.21cm" svg:x2="26.087cm" svg:y2="23.353cm">
          <text:p/>
        </draw:line>
        <draw:line draw:style-name="gr9" draw:text-style-name="P1" draw:layer="layout" svg:x1="26.849cm" svg:y1="22.083cm" svg:x2="27.23cm" svg:y2="23.48cm">
          <text:p/>
        </draw:line>
        <draw:line draw:style-name="gr9" draw:text-style-name="P1" draw:layer="layout" svg:x1="24.309cm" svg:y1="22.083cm" svg:x2="28.5cm" svg:y2="23.48cm">
          <text:p/>
        </draw:line>
        <draw:line draw:style-name="gr9" draw:text-style-name="P1" draw:layer="layout" svg:x1="21.896cm" svg:y1="22.083cm" svg:x2="29.643cm" svg:y2="23.48cm">
          <text:p/>
        </draw:line>
        <draw:line draw:style-name="gr9" draw:text-style-name="P1" draw:layer="layout" svg:x1="23.42cm" svg:y1="20.178cm" svg:x2="39.168cm" svg:y2="21.575cm">
          <text:p/>
        </draw:line>
        <draw:line draw:style-name="gr9" draw:text-style-name="P1" draw:layer="layout" svg:x1="28.246cm" svg:y1="20.178cm" svg:x2="36.501cm" svg:y2="21.575cm">
          <text:p/>
        </draw:line>
        <draw:line draw:style-name="gr9" draw:text-style-name="P1" draw:layer="layout" svg:x1="33.072cm" svg:y1="20.432cm" svg:x2="34.215cm" svg:y2="21.575cm">
          <text:p/>
        </draw:line>
        <draw:line draw:style-name="gr9" draw:text-style-name="P1" draw:layer="layout" svg:x1="37.644cm" svg:y1="20.432cm" svg:x2="31.802cm" svg:y2="21.5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Free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en </meta:initial-creator>
    <meta:creation-date>2014-10-16T14:57:43.468205345</meta:creation-date>
    <dc:date>2014-10-16T21:01:29.530247541</dc:date>
    <dc:creator>lien </dc:creator>
    <meta:editing-duration>PT4H54M22S</meta:editing-duration>
    <meta:editing-cycles>31</meta:editing-cycles>
    <meta:generator>LibreOffice/4.2.6.3$Linux_X86_64 LibreOffice_project/420m0$Build-3</meta:generator>
    <meta:document-statistic meta:object-count="136"/>
  </office:meta>
</office:document-meta>
</file>